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65cm" fo:min-width="17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0.35cm" fo:min-width="17.9cm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1.6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1.75cm"/>
    </style:style>
    <style:style style:name="gr5" style:family="graphic" style:parent-style-name="standard">
      <style:graphic-properties draw:textarea-horizontal-align="justify" draw:textarea-vertical-align="middle" draw:auto-grow-height="false" fo:min-height="1.702cm" fo:min-width="2.208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2.65cm" fo:min-width="3.1cm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2.9cm"/>
    </style:style>
    <style:style style:name="gr10" style:family="graphic" style:parent-style-name="standard">
      <style:graphic-properties draw:textarea-horizontal-align="justify" draw:textarea-vertical-align="middle" draw:auto-grow-height="false" fo:min-height="1.514cm" fo:min-width="2.208cm"/>
    </style:style>
    <style:style style:name="gr11" style:family="graphic" style:parent-style-name="standard">
      <style:graphic-properties draw:textarea-horizontal-align="justify" draw:textarea-vertical-align="middle" draw:auto-grow-height="false" fo:min-height="1.576cm" fo:min-width="2.20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45cm" fo:min-width="17.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4.75cm" fo:min-width="17.9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0.85cm" fo:min-width="1.3cm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0.85cm" fo:min-width="2.8cm"/>
    </style:style>
    <style:style style:name="gr16" style:family="graphic" style:parent-style-name="standard">
      <style:graphic-properties draw:fill="none" draw:fill-color="#729fcf" draw:textarea-horizontal-align="justify" draw:textarea-vertical-align="middle" draw:auto-grow-height="false" fo:min-height="0.85cm" fo:min-width="3.2cm"/>
    </style:style>
    <style:style style:name="gr17" style:family="graphic" style:parent-style-name="standard">
      <style:graphic-properties draw:fill="none" draw:fill-color="#729fcf" draw:textarea-horizontal-align="justify" draw:textarea-vertical-align="middle" draw:auto-grow-height="false" fo:min-height="0.85cm" fo:min-width="5cm"/>
    </style:style>
    <style:style style:name="gr1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draw:marker-start-width="0.359cm" draw:marker-end="Arrow" draw:marker-end-width="0.459cm" draw:fill="none" draw:textarea-vertical-align="top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botto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cm" svg:height="4.9cm" svg:x="1.3cm" svg:y="1.7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4cm" svg:height="10.6cm" svg:x="1.4cm" svg:y="7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2cm" svg:height="3.5cm" svg:x="8.1cm" svg:y="2.6cm">
          <text:p text:style-name="P2">Input</text:p>
          <text:p text:style-name="P2">is</text:p>
          <text:p text:style-name="P2">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4.5cm" svg:height="3.6cm" svg:x="14cm" svg:y="2.553cm">
          <text:p text:style-name="P2">Left</text:p>
          <text:p text:style-name="P2">Button</text:p>
          <text:p text:style-name="P2">push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" draw:id="id1" draw:layer="layout" svg:width="4.3cm" svg:height="3.1cm" svg:x="2.3cm" svg:y="2.789cm">
          <text:p text:style-name="P2">Input</text:p>
          <text:p text:style-name="P2">Accident</text:p>
          <text:p text:style-name="P2">locatio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4" draw:id="id4" draw:layer="layout" svg:width="4.4cm" svg:height="2.7cm" svg:x="14.069cm" svg:y="8.9cm">
          <text:p text:style-name="P2">Take off 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3.6cm" svg:height="2.9cm" svg:x="8.1cm" svg:y="8.8cm">
          <text:p text:style-name="P2">Search</text:p>
          <text:p text:style-name="P2">Next</text:p>
          <text:p text:style-name="P2">point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4cm" svg:height="2.8cm" svg:x="2.26cm" svg:y="13.56cm">
          <text:p text:style-name="P2">Inspect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2cm" svg:height="3.5cm" svg:x="7.8cm" svg:y="13.2cm">
          <text:p text:style-name="P2">Find</text:p>
          <text:p text:style-name="P2">The</text:p>
          <text:p text:style-name="P2">targ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5" draw:id="id5" draw:layer="layout" svg:width="4.2cm" svg:height="3.5cm" svg:x="14.2cm" svg:y="13.2cm">
          <text:p text:style-name="P2">Right</text:p>
          <text:p text:style-name="P2">Button</text:p>
          <text:p text:style-name="P2">push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2" draw:id="id12" draw:layer="layout" svg:width="3.4cm" svg:height="2.8cm" svg:x="14.6cm" svg:y="18.9cm">
          <text:p text:style-name="P2">Mark</text:p>
          <text:p text:style-name="P2">Mission</text:p>
          <text:p text:style-name="P2">aborted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2cm" svg:height="3.5cm" svg:x="8.3cm" svg:y="24.2cm">
          <text:p text:style-name="P2">Is</text:p>
          <text:p text:style-name="P2">Mission</text:p>
          <text:p text:style-name="P2">abor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0" draw:id="id10" draw:layer="layout" svg:width="4.3cm" svg:height="2.8cm" svg:x="2.46cm" svg:y="24.54cm">
          <text:p text:style-name="P2">Display</text:p>
          <text:p text:style-name="P2">Accident</text:p>
          <text:p text:style-name="P2">poin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11" draw:id="id11" draw:layer="layout" svg:width="4.3cm" svg:height="2.9cm" svg:x="14.3cm" svg:y="24.5cm">
          <text:p text:style-name="P2">Display</text:p>
          <text:p text:style-name="P2">Not</text:p>
          <text:p text:style-name="P2">fou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8.4cm" svg:height="3.7cm" svg:x="1.4cm" svg:y="18.4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8.4cm" svg:height="5cm" svg:x="1.5cm" svg:y="22.9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8cm" svg:height="1.1cm" svg:x="1.3cm" svg:y="1.8cm">
          <text:p text:style-name="P2">MAIN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3.3cm" svg:height="1.1cm" svg:x="1.4cm" svg:y="7.3cm">
          <text:p text:style-name="P2">LEFT_INT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3.7cm" svg:height="1.1cm" svg:x="1.4cm" svg:y="18.5cm">
          <text:p text:style-name="P2">RIGHT_INT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5.5cm" svg:height="1.1cm" svg:x="1.6cm" svg:y="23cm">
          <text:p text:style-name="P2">DRONE_RETURN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4.988cm" svg:y1="2.789cm" svg:x2="10.2cm" svg:y2="2.6cm" draw:start-shape="id1" draw:start-glue-point="4" draw:end-shape="id2" draw:end-glue-point="4" svg:d="M4988 2789v-690h5212v501" svg:viewBox="0 0 5213 691">
          <text:p/>
        </draw:connector>
        <draw:connector draw:style-name="gr19" draw:text-style-name="P1" draw:layer="layout" draw:line-skew="-0.451cm" svg:x1="12.3cm" svg:y1="4.35cm" svg:x2="16.25cm" svg:y2="2.553cm" draw:start-shape="id2" draw:start-glue-point="7" draw:end-shape="id3" draw:end-glue-point="4" svg:d="M12300 4350h400v-2298h3550v501" svg:viewBox="0 0 3951 2299">
          <text:p text:style-name="P4"><text:s/>Y</text:p>
        </draw:connector>
        <draw:connector draw:style-name="gr20" draw:text-style-name="P1" draw:layer="layout" svg:x1="8.1cm" svg:y1="4.35cm" svg:x2="6.063cm" svg:y2="4.339cm" draw:start-shape="id2" draw:start-glue-point="5" draw:end-shape="id1" draw:end-glue-point="6" svg:d="M8100 4350h-749v-11h-1288" svg:viewBox="0 0 2038 12">
          <text:p text:style-name="P2">N</text:p>
          <text:p text:style-name="P2"/>
        </draw:connector>
        <draw:connector draw:style-name="gr20" draw:text-style-name="P1" draw:layer="layout" draw:line-skew="0.101cm 0.548cm" svg:x1="14cm" svg:y1="4.353cm" svg:x2="16.25cm" svg:y2="2.553cm" draw:start-shape="id3" draw:start-glue-point="5" draw:end-shape="id3" svg:d="M14000 4353h-400v-1753h2650v-47" svg:viewBox="0 0 2651 1801">
          <text:p text:style-name="P4">N</text:p>
        </draw:connector>
        <draw:connector draw:style-name="gr20" draw:text-style-name="P1" draw:layer="layout" draw:line-skew="0.098cm" svg:x1="18.5cm" svg:y1="4.353cm" svg:x2="16.269cm" svg:y2="8.9cm" draw:start-shape="id3" draw:start-glue-point="7" draw:end-shape="id4" draw:end-glue-point="0" svg:d="M18500 4353h600v3174h-2831v1373" svg:viewBox="0 0 2832 4548">
          <text:p text:style-name="P5"><text:s text:c="4"/>Y</text:p>
        </draw:connector>
        <draw:connector draw:style-name="gr21" draw:text-style-name="P1" draw:layer="layout" svg:x1="16.269cm" svg:y1="11.6cm" svg:x2="16.3cm" svg:y2="13.2cm" draw:start-shape="id4" draw:start-glue-point="2" draw:end-shape="id5" svg:d="M16269 11600v800h31v800" svg:viewBox="0 0 32 1601">
          <text:p/>
        </draw:connector>
        <draw:connector draw:style-name="gr20" draw:text-style-name="P1" draw:layer="layout" svg:x1="14.2cm" svg:y1="14.95cm" svg:x2="9.9cm" svg:y2="13.2cm" draw:start-shape="id5" draw:start-glue-point="5" draw:end-shape="id6" draw:end-glue-point="4" svg:d="M14200 14950h-1099v-2251h-3201v501" svg:viewBox="0 0 4301 2252">
          <text:p text:style-name="P5">N</text:p>
          <text:p text:style-name="P2"/>
        </draw:connector>
        <draw:connector draw:style-name="gr20" draw:text-style-name="P1" draw:layer="layout" svg:x1="7.8cm" svg:y1="14.95cm" svg:x2="8.1cm" svg:y2="10.25cm" draw:start-shape="id6" draw:start-glue-point="5" draw:end-shape="id7" svg:d="M7800 14950h-501v-4700h801" svg:viewBox="0 0 802 4701">
          <text:p text:style-name="P5">N</text:p>
        </draw:connector>
        <draw:connector draw:style-name="gr21" draw:text-style-name="P1" draw:layer="layout" draw:type="curve" svg:x1="11.7cm" svg:y1="10.25cm" svg:x2="16.3cm" svg:y2="13.2cm" draw:start-shape="id7" draw:start-glue-point="1" draw:end-shape="id5" draw:end-glue-point="4" svg:d="M11700 10250c3067 0 4600 983 4600 2950" svg:viewBox="0 0 4601 2951">
          <text:p/>
        </draw:connector>
        <draw:connector draw:style-name="gr22" draw:text-style-name="P1" draw:layer="layout" draw:type="curve" draw:line-skew="0cm 0.498cm" svg:x1="12cm" svg:y1="14.95cm" svg:x2="6.26cm" svg:y2="14.96cm" draw:start-shape="id6" draw:start-glue-point="7" draw:end-shape="id8" draw:end-glue-point="1" svg:d="M12000 14950c753 0 502 2750-2234 2750s-2351-2740-3506-2740" svg:viewBox="0 0 6108 2751">
          <text:p text:style-name="P2">Y</text:p>
        </draw:connector>
        <draw:connector draw:style-name="gr20" draw:text-style-name="P1" draw:layer="layout" draw:type="curve" svg:x1="8.3cm" svg:y1="25.95cm" svg:x2="6.223cm" svg:y2="25.94cm" draw:start-shape="id9" draw:start-glue-point="5" draw:end-shape="id10" draw:end-glue-point="6" svg:d="M8300 25950c-1153 0-115-10-2077-10" svg:viewBox="0 0 2078 11">
          <text:p text:style-name="P2">N</text:p>
          <text:p text:style-name="P2"/>
        </draw:connector>
        <draw:connector draw:style-name="gr20" draw:text-style-name="P1" draw:layer="layout" draw:type="curve" svg:x1="12.5cm" svg:y1="25.95cm" svg:x2="14.837cm" svg:y2="25.95cm" draw:start-shape="id9" draw:start-glue-point="7" draw:end-shape="id11" draw:end-glue-point="9" svg:d="M12500 25950h2337" svg:viewBox="0 0 2338 1">
          <text:p text:style-name="P2">Y</text:p>
          <text:p text:style-name="P2"/>
        </draw:connector>
        <draw:connector draw:style-name="gr20" draw:text-style-name="P1" draw:layer="layout" svg:x1="18.4cm" svg:y1="14.95cm" svg:x2="16.3cm" svg:y2="18.9cm" draw:start-shape="id5" draw:start-glue-point="7" draw:end-shape="id12" draw:end-glue-point="0" svg:d="M18400 14950h502v2851h-2602v1099" svg:viewBox="0 0 2603 3951">
          <text:p text:style-name="P5"><text:s text:c="4"/>Y</text:p>
        </draw:connector>
        <draw:connector draw:style-name="gr21" draw:text-style-name="P1" draw:layer="layout" draw:type="curve" draw:line-skew="-0.45cm" svg:x1="16.3cm" svg:y1="21.7cm" svg:x2="10.4cm" svg:y2="24.2cm" draw:start-shape="id12" draw:start-glue-point="2" draw:end-shape="id9" draw:end-glue-point="4" svg:d="M16300 21700c0 1200-5900-50-5900 2500" svg:viewBox="0 0 5901 2501">
          <text:p/>
        </draw:connector>
        <draw:connector draw:style-name="gr21" draw:text-style-name="P1" draw:layer="layout" draw:type="curve" draw:line-skew="-1.49cm" svg:x1="4.26cm" svg:y1="16.36cm" svg:x2="10.4cm" svg:y2="24.2cm" draw:start-shape="id8" draw:start-glue-point="2" draw:end-shape="id9" draw:end-glue-point="4" svg:d="M4260 16360c0 3645 6140-275 6140 7840" svg:viewBox="0 0 6141 78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9:43:49.549752735</meta:creation-date>
    <dc:date>2017-10-11T20:37:46.481907707</dc:date>
    <meta:editing-duration>PT30M43S</meta:editing-duration>
    <meta:editing-cycles>6</meta:editing-cycles>
    <meta:generator>LibreOffice/5.1.6.2$Linux_X86_64 LibreOffice_project/10m0$Build-2</meta:generator>
    <meta:document-statistic meta:object-count="35"/>
  </office:meta>
</office:document-meta>
</file>